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a0ed" officeooo:paragraph-rsid="0004a0ed"/>
    </style:style>
    <style:style style:name="P2" style:family="paragraph" style:parent-style-name="Standard">
      <style:text-properties officeooo:rsid="00054126" officeooo:paragraph-rsid="00062557"/>
    </style:style>
    <style:style style:name="T1" style:family="text">
      <style:text-properties officeooo:rsid="00054126"/>
    </style:style>
    <style:style style:name="T2" style:family="text">
      <style:text-properties officeooo:rsid="00062557"/>
    </style:style>
    <style:style style:name="T3" style:family="text">
      <style:text-properties fo:color="#7f0055" style:font-name="Monospace" fo:font-size="10pt" fo:font-weight="bold" style:font-size-asian="10pt" style:font-weight-asian="bold" fo:background-color="#e8f2fe"/>
    </style:style>
    <style:style style:name="T4" style:family="text">
      <style:text-properties fo:color="#7f0055" style:font-name="Monospace" fo:font-size="10pt" fo:font-weight="bold" officeooo:rsid="00062557" style:font-size-asian="10pt" style:font-weight-asian="bold" fo:background-color="#e8f2fe"/>
    </style:style>
    <style:style style:name="T5" style:family="text">
      <style:text-properties fo:color="#000000" style:font-name="Monospace" fo:font-size="10pt" style:font-size-asian="10pt" fo:background-color="#e8f2fe"/>
    </style:style>
    <style:style style:name="T6" style:family="text">
      <style:text-properties fo:color="#000000" style:font-name="Monospace" fo:font-size="10pt" style:font-size-asian="10pt" fo:background-color="#f0d8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21 Lab 4 </text:p>
      <text:p text:style-name="P1"/>
      <text:p text:style-name="P1">1.) The parts that I copied from lab 3 was the introduction portion and the amounts function.</text:p>
      <text:p text:style-name="P1"/>
      <text:p text:style-name="P1">2.) I didn’t copy anything from Lab 4.</text:p>
      <text:p text:style-name="P1"/>
      <text:p text:style-name="P1">3.) Because I copied some of my previous functions from lab 3, I had to change some of the variables because the values declared in the methods were different from my variables.</text:p>
      <text:p text:style-name="P1"/>
      <text:p text:style-name="P1">4.) <text:span text:style-name="T1">All of the following statements except iii, and iv should work. The reason iii, and iv doesn’t work is because you are changing the the type value declared in the main.</text:span></text:p>
      <text:p text:style-name="P1"/>
      <text:p text:style-name="P2">5.) In order to change <text:span text:style-name="T2">the discount into a double you must change some of the initialized “discounts” in the methods into doubles.</text:span></text:p>
      <text:p text:style-name="P2"><text:span text:style-name="T2">Ex. </text:span></text:p>
      <text:p text:style-name="P2"><text:span text:style-name="T3">public</text:span><text:span text:style-name="T5"> </text:span><text:span text:style-name="T3">static</text:span><text:span text:style-name="T5"> </text:span><text:span text:style-name="T3">void</text:span><text:span text:style-name="T5"> printTotal(</text:span><text:span text:style-name="T3">double</text:span><text:span text:style-name="T5"> </text:span><text:span text:style-name="T6">subTotal</text:span><text:span text:style-name="T5">, </text:span><text:span text:style-name="T3">int</text:span><text:span text:style-name="T5"> discount) </text:span></text:p>
      <text:p text:style-name="P2"><text:span text:style-name="T3">public</text:span><text:span text:style-name="T5"> </text:span><text:span text:style-name="T3">static</text:span><text:span text:style-name="T5"> </text:span><text:span text:style-name="T3">void</text:span><text:span text:style-name="T5"> printTotal(</text:span><text:span text:style-name="T3">double</text:span><text:span text:style-name="T5"> </text:span><text:span text:style-name="T6">subTotal</text:span><text:span text:style-name="T5">, </text:span><text:span text:style-name="T4">double</text:span><text:span text:style-name="T5"> discount) </text:span><text:span text:style-name="T2"><text: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7:37:46.733519920</meta:creation-date>
    <dc:date>2017-02-16T18:00:43.206470783</dc:date>
    <meta:editing-duration>PT2M35S</meta:editing-duration>
    <meta:editing-cycles>1</meta:editing-cycles>
    <meta:document-statistic meta:table-count="0" meta:image-count="0" meta:object-count="0" meta:page-count="1" meta:paragraph-count="9" meta:word-count="131" meta:character-count="753" meta:non-whitespace-character-count="626"/>
    <meta:generator>LibreOffice/5.1.4.2$Linux_X86_64 LibreOffice_project/10m0$Build-2</meta:generator>
  </office:meta>
</office:document-meta>
</file>